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00000024B89A9478399726C09.png" manifest:media-type="image/png"/>
  <manifest:file-entry manifest:full-path="Pictures/10000001000003B6000002135749B27536A28A4A.png" manifest:media-type="image/png"/>
  <manifest:file-entry manifest:full-path="Pictures/10000001000001CC000001B36ABD032FAC012D00.png" manifest:media-type="image/png"/>
  <manifest:file-entry manifest:full-path="Pictures/10000001000003AC000001FB78EE3C7F98DC0ED4.png" manifest:media-type="image/png"/>
  <manifest:file-entry manifest:full-path="Pictures/100000010000037F0000015D537566DBF7F1F3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6e0c" officeooo:paragraph-rsid="00206e0c"/>
    </style:style>
    <style:style style:name="P2" style:family="paragraph" style:parent-style-name="Standard">
      <style:text-properties officeooo:rsid="00236905" officeooo:paragraph-rsid="0023690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008in, 0.544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3" draw:name="Image1" text:anchor-type="char" svg:x="0.0161in" svg:y="0.0925in" svg:width="6.6925in" svg:height="2.2189in" draw:z-index="0"><draw:image xlink:href="Pictures/100000010000037F0000015D537566DBF7F1F328.png" xlink:type="simple" xlink:show="embed" xlink:actuate="onLoad" draw:mime-type="image/png"/></draw:frame></text:p>
      <text:p text:style-name="P1">2.</text:p>
      <text:p text:style-name="P1"><draw:frame draw:style-name="fr1" draw:name="Image2" text:anchor-type="char" svg:width="6.6929in" svg:height="3.6098in" draw:z-index="1"><draw:image xlink:href="Pictures/10000001000003AC000001FB78EE3C7F98DC0ED4.png" xlink:type="simple" xlink:show="embed" xlink:actuate="onLoad" draw:mime-type="image/png"/></draw:frame></text:p>
      <text:p text:style-name="P1">3.</text:p>
      <text:p text:style-name="P1"><draw:frame draw:style-name="fr2" draw:name="Image4" text:anchor-type="char" svg:x="1.1799in" svg:y="0.1319in" svg:width="3.7661in" svg:height="3.561in" draw:z-index="3"><draw:image xlink:href="Pictures/10000001000001CC000001B36ABD032FAC012D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4.</text:p>
      <text:p text:style-name="P1"><draw:frame draw:style-name="fr2" draw:name="Image3" text:anchor-type="char" svg:x="0.1398in" svg:y="0.0445in" svg:width="6.7335in" svg:height="3.0528in" draw:z-index="2"><draw:image xlink:href="Pictures/10000001000003B6000002135749B27536A28A4A.png" xlink:type="simple" xlink:show="embed" xlink:actuate="onLoad" draw:mime-type="image/png"/></draw:frame></text:p>
      <text:p text:style-name="P1">5.</text:p>
      <text:p text:style-name="P1"/>
      <text:p text:style-name="P1"><draw:frame draw:style-name="fr1" draw:name="Image5" text:anchor-type="char" svg:width="6.6929in" svg:height="4.7217in" draw:z-index="4"><draw:image xlink:href="Pictures/10000001000003400000024B89A9478399726C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6:49:43.901112198</meta:creation-date>
    <meta:generator>LibreOffice/7.3.6.2$Linux_X86_64 LibreOffice_project/30$Build-2</meta:generator>
    <dc:date>2022-11-14T17:52:26.069074314</dc:date>
    <meta:editing-duration>PT21M10S</meta:editing-duration>
    <meta:editing-cycles>2</meta:editing-cycles>
    <meta:document-statistic meta:table-count="0" meta:image-count="5" meta:object-count="0" meta:page-count="2" meta:paragraph-count="5" meta:word-count="5" meta:character-count="10" meta:non-whitespace-character-count="10"/>
  </office:meta>
</office:document-meta>
</file>